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ller" svg:font-family="Aller"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2.5in" style:rel-column-width="21845*"/>
    </style:style>
    <style:style style:name="Table2" style:family="table">
      <style:table-properties style:width="7.5in" table:align="margins"/>
    </style:style>
    <style:style style:name="Table2.A" style:family="table-column">
      <style:table-column-properties style:column-width="3.75in" style:rel-column-width="32767*"/>
    </style:style>
    <style:style style:name="Table2.B" style:family="table-column">
      <style:table-column-properties style:column-width="0.25in" style:rel-column-width="2184*"/>
    </style:style>
    <style:style style:name="Table2.C" style:family="table-column">
      <style:table-column-properties style:column-width="3.5in" style:rel-column-width="30584*"/>
    </style:style>
    <style:style style:name="Table2.A1" style:family="table-cell">
      <style:table-cell-properties fo:padding="0.0382in" fo:border="none"/>
    </style:style>
    <style:style style:name="P1" style:family="paragraph" style:parent-style-name="Standard">
      <style:paragraph-properties fo:text-align="center" style:justify-single-word="false"/>
      <style:text-properties style:font-name="Droid Sans" fo:font-weight="bold" style:font-weight-asian="bold" style:font-weight-complex="bold"/>
    </style:style>
    <style:style style:name="P2" style:family="paragraph" style:parent-style-name="Table_20_Contents">
      <style:paragraph-properties fo:text-align="center" style:justify-single-word="false"/>
      <style:text-properties style:font-name="Droid Sans"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 style:family="paragraph" style:parent-style-name="Table_20_Contents">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Table_20_Contents">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list-style-name="L5"/>
    <style:style style:name="P10" style:family="paragraph" style:parent-style-name="Table_20_Contents">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fo:font-weight="normal" style:font-size-asian="10pt" style:font-weight-asian="normal" style:font-size-complex="10pt" style:font-weight-complex="normal"/>
    </style:style>
    <style:style style:name="P14" style:family="paragraph" style:parent-style-name="Table_20_Contents">
      <style:paragraph-properties fo:text-align="center" style:justify-single-word="false"/>
      <style:text-properties style:font-name="Droid Sans" fo:font-size="10pt" style:font-size-asian="10pt" style:font-size-complex="10pt"/>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T6" style:family="text">
      <style:text-properties fo:font-size="10pt"/>
    </style:style>
    <style:style style:name="T7" style:family="text">
      <style:text-properties fo:font-size="10pt" fo:font-weight="normal" style:font-size-asian="10pt" style:font-weight-asian="normal" style:font-size-complex="10pt" style:font-weight-complex="normal"/>
    </style:style>
    <style:style style:name="T8" style:family="text">
      <style:text-properties style:font-size-asian="10pt"/>
    </style:style>
    <style:style style:name="T9" style:family="text">
      <style:text-properties style:font-size-complex="10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weight-asian="bold"/>
    </style:style>
    <style:style style:name="T13" style:family="text">
      <style:text-properties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style:use-window-font-color="true" style:text-outline="false" style:text-line-through-style="none" style:text-position="0% 100%" style:font-name="Aller"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Aller"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of Diagnostic Algorithms to perform Prognostics of an Electrical System:</text:p>
      <text:p text:style-name="P1">Prognostics and Health Management Diagnostic Competition 2010</text:p>
      <text:p text:style-name="P1"/>
      <table:table table:name="Table1" table:style-name="Table1">
        <table:table-column table:style-name="Table1.A" table:number-columns-repeated="3"/>
        <table:table-row>
          <table:table-cell office:value-type="string">
            <text:p text:style-name="P3">Jeremy Mange</text:p>
            <text:p text:style-name="P3">University of Western Michigan</text:p>
            <text:p text:style-name="P3">jeremy.mange@?<office:annotation><dc:creator>Andrew Dunn</dc:creator><dc:date>2010-08-24T22:23:12</dc:date><text:p text:style-name="P15"><text:span text:style-name="T16">Using a .ctr email is just embarassing</text:span></text:p></office:annotation></text:p>
          </table:table-cell>
          <table:table-cell office:value-type="string">
            <text:p text:style-name="P2">Andrew Dunn</text:p>
            <text:p text:style-name="P2">US Army RDECOM-TARDEC</text:p>
            <text:p text:style-name="P2">andrew.g.dunn@us.army.mil</text:p>
          </table:table-cell>
          <table:table-cell office:value-type="string">
            <text:p text:style-name="P2">Michael?</text:p>
            <text:p text:style-name="P2">:(</text:p>
          </table:table-cell>
        </table:table-row>
      </table:table>
      <text:p text:style-name="P1"><office:annotation><dc:creator>Andrew Dunn</dc:creator><dc:date>2010-08-24T22:22:01</dc:date><text:p text:style-name="P15"><text:span text:style-name="T16">Attempting a two column thing here... we can ditch it if you like.</text:span></text:p></office:annotation></text:p>
      <table:table table:name="Table2" table:style-name="Table2">
        <table:table-column table:style-name="Table2.A"/>
        <table:table-column table:style-name="Table2.B"/>
        <table:table-column table:style-name="Table2.C"/>
        <table:table-row>
          <table:table-cell table:style-name="Table2.A1" office:value-type="string">
            <text:p text:style-name="P4">Abstract</text:p>
            <text:p text:style-name="P5">The engineering discipline of prognostics is focused on predicting the when a system component will no longer perform a particular function. The prediction can be based on a model of the physics involved in the system, data driven, hybrid or even other approaches. The work described in this paper is an attempt to participate in the Prognostics and Health Management Society's Diagnostic Competition. The methodology, specific algorithms employed, results and desired alternatives will be presented. <office:annotation><dc:creator>Andrew Dunn</dc:creator><dc:date>2010-08-24T22:19:26</dc:date><text:p text:style-name="P15"><text:span text:style-name="T16">We could elaborate more in the abstract, likely a good place to circle back around after we write up the Algorithms piece.</text:span></text:p></office:annotation></text:p>
            <text:p text:style-name="P5"/>
            <text:p text:style-name="P7">1<text:tab/>Introduction</text:p>
            <text:p text:style-name="P6"/>
            <text:p text:style-name="P6"><text:tab/>The Prognostics and Health Management Society hosts a yearly international competition to be hosted at the International Workshop on Principles of Diagnosis (DX)<text:span text:style-name="T1"><text:note text:id="ftn0" text:note-class="footnote"><text:note-citation>1</text:note-citation><text:note-body><text:p text:style-name="Footnote">21<text:span text:style-name="T1">st</text:span> International Workshop on the Principles of Diagnosis (<text:a xlink:type="simple" xlink:href="http://www.phmsociety.org/events/workshop/dx/10">http://www.phmsociety.org/events/workshop/dx/10</text:a>)</text:p></text:note-body></text:note></text:span>. The objectives of the competition are to accelerate research in theories, principles, and computational techniques for monitoring and diagnosis of complex systems, to encourage the development of software platforms that promise more rapid, accessible, and effective maturation of diagnostic technologies, and to provide a forum that can be utilized by algorithm developers to test and validate their technologies on real-world physical systems (1). </text:p>
            <text:p text:style-name="P6"><text:tab/>Our team chose <text:s/>to participate in this years competition and create a diagnostic algorithm that would interface with the provided software framework. The challenge was specifically to monitor an electrical system comprised of many components and sensors and based on detected component changes perform specific action. We chose to work on the less complex system for our diagnostic algorithm with desires that our solution would be general enough in its implementation apply to a more complex scenario. </text:p>
            <text:p text:style-name="P6"/>
            <text:p text:style-name="P7">2<text:tab/>History</text:p>
            <text:p text:style-name="P6">Statistics is a formal science which, through designed models, <text:s/>provides us with tools for prediction and forecasting. Up until relatively recently engineering has to look at former implementations, and many of them, to attempt and define what failure criteria can occur for a particular system. Measurements of system implementation would give a strong indicator of what kind of components would fail. Engineering is typically supported by a logistical supply chain to preserve the effectiveness of each system. The information gleaned from former implementations would affect future designs and supply chain characteristics to culminate in the advancement of the platform. Prognostics focuses on the prediction of component failure and estimation of remaining useful life. By examining the former implementations and understanding the physics of the system a model can be built. The model is typically implemented as an algorithm, it can range in physical implementation from a pen-and-pencil calculation to a hardware embedded solution.<office:annotation><dc:creator>Andrew Dunn</dc:creator><dc:date>2010-08-24T22:21:26</dc:date><text:p text:style-name="P15"><text:span text:style-name="T16">I feel like the history is a little kludged I will re-write this most definitely </text:span></text:p></office:annotation></text:p>
            <text:p text:style-name="P6"/>
            <text:p text:style-name="P7"><text:soft-page-break/>3<text:tab/>Results<text:line-break/><text:tab/><text:span text:style-name="T3">blah?</text:span></text:p>
            <text:p text:style-name="P7"/>
            <text:p text:style-name="P7">4<text:tab/>Alternatives/Extensions</text:p>
            <text:p text:style-name="P6">– Michael's Filtering</text:p>
            <text:p text:style-name="P6">– Generalization</text:p>
            <text:p text:style-name="P6"><text:tab/>system catalog</text:p>
            <text:p text:style-name="P6"><text:tab/>dependency injection of specific rules</text:p>
            <text:p text:style-name="P6">– Implementation</text:p>
            <text:p text:style-name="P6"><text:tab/>Unit <text:s/>Testing</text:p>
            <text:p text:style-name="P6"><text:tab/></text:p>
            <text:p text:style-name="P6"><text:s/></text:p>
          </table:table-cell>
          <table:table-cell table:style-name="Table2.A1" office:value-type="string">
            <text:p text:style-name="Table_20_Contents"/>
          </table:table-cell>
          <table:table-cell table:style-name="Table2.A1" office:value-type="string">
            <text:p text:style-name="P12"><text:tab/>In the case of vehicles, generally there is some form of diagnostic indicator on the platform that is able to perform diagnostic tests and sense the overall condition of the system. Prognostics aims to produce a viable prediction of the platform given load and use criteria. It is generally accepted that an electronics-based means of prognostics that relies on computers will be the main form of future vehicle prognostic systems (2). <office:annotation><dc:creator>Andrew Dunn</dc:creator><dc:date>2010-08-24T22:24:53</dc:date><text:p text:style-name="P16"><text:span text:style-name="T17">I am a little concerned that we may want to establish the differences between diagnostics and prognostics... I am kind flirting with both.</text:span></text:p></office:annotation></text:p>
            <text:p text:style-name="P12"><text:tab/>Prognostic algorithms are typically implemented with one of the following methadologies; </text:p>
            <text:p text:style-name="P12">Data-Driven methodology attempts to take advantage of the monitored operational data related to system health. This approach is most appropriate when comprehensive understanding of the system operating principles comes at too high of a cost. The primary advantage of this approach is the relatively simple requirements for implementation. The data-driven methodology can be defined further as fleet based statistics and sensor based conditioning (3). The two most basic data-driven strategies involve either modeling cumulative health of the system and etrapolating that to a health threshold or directly fitting the data for remaining useful life.<text:line-break/>Model-Driven methodology...</text:p>
            <text:p text:style-name="P12">Hybrid Approaches....</text:p>
            <text:p text:style-name="P12">Condition Based Maintenance</text:p>
            <text:p text:style-name="P12">Condition Based Maintenance+</text:p>
            <text:p text:style-name="P12">Specific Army related desires?</text:p>
            <text:p text:style-name="P12"/>
            <text:p text:style-name="P12"><text:span text:style-name="T11">3<text:tab/>Problem Decomposition</text:span></text:p>
            <text:p text:style-name="P12"><text:span text:style-name="T3">Paper specifically about this: </text:span><text:a xlink:type="simple" xlink:href="https://www.phmsociety.org/sites/all/modules/pubdlcnt/pubdlcnt.php?file=https://www.phmsociety.org/sites/phmsociety.org/files/wp10-dxc.pdf&amp;nid=288"><text:span text:style-name="T3">https://www.phmsociety.org/sites/all/modules/pubdlcnt/pubdlcnt.php?file=https://www.phmsociety.org/sites/phmsociety.org/files/wp10-dxc.pdf&amp;nid=288</text:span></text:a> </text:p>
            <text:p text:style-name="P12"><text:span text:style-name="T11"/></text:p>
            <text:p text:style-name="P12"><text:span text:style-name="T11">4</text:span><text:span text:style-name="T14"><text:tab/>Approach</text:span></text:p>
            <text:p text:style-name="P13"><text:span text:style-name="T15">Framework Familiarization<text:line-break/>Development Methadology<text:line-break/><text:tab/>– distributed source control<text:line-break/><text:tab/>– paid programming<text:line-break/><text:tab/>– data analysis up-front / visualization</text:span></text:p>
            <text:p text:style-name="P13"><text:span text:style-name="T15">Specific Algorithms<text:line-break/><text:tab/>Sensor Level<text:line-break/><text:tab/><text:tab/>Boolean<text:line-break/><text:tab/><text:tab/>Stuck</text:span></text:p>
            <text:p text:style-name="P13"><text:span text:style-name="T15"><text:tab/><text:tab/>Intermittent<text:line-break/><text:tab/><text:tab/>Abrupt<text:line-break/><text:tab/><text:tab/>Drift/Slope<text:line-break/><text:tab/>Component Level<text:line-break/><text:tab/><text:tab/>Component Systems<text:line-break/><text:tab/><text:tab/><text:tab/>Parralel Resistors?<text:line-break/><text:tab/><text:tab/><text:tab/>Multiple inline Cbs?</text:span></text:p>
            <text:p text:style-name="P12"><text:soft-page-break/><text:span text:style-name="T14"/></text:p>
          </table:table-cell>
        </table:table-row>
      </table:table>
      <text:p text:style-name="Standard"/>
      <text:p text:style-name="Standard"/>
      <text:p text:style-name="Standard"/>
      <text:p text:style-name="Standard">References</text:p>
      <text:p text:style-name="P8"/>
      <text:list xml:id="list1567891834" text:style-name="L5">
        <text:list-item>
          <text:p text:style-name="P9"><text:span text:style-name="T7">Tolga Kurtoglu, Sriram Narasimhan, Scott Poll, David Garcia, Lukas Kuhn, Johan de Kleer, and Alexander Feldman. Second International Diagnostic Competition (DXC’10). (</text:span><text:a xlink:type="simple" xlink:href="https://www.phmsociety.org/competition/dxc/10"><text:span text:style-name="T7">https://www.phmsociety.org/competition/dxc/10</text:span></text:a><text:span text:style-name="T7">), Fetched: August 2010.</text:span></text:p>
        </text:list-item>
        <text:list-item>
          <text:p text:style-name="P9"><text:span text:style-name="T7">Gregory Harrison, Steerupa Das, Michael Bodkin, Stefan Herzog and Richard Hall. Prognostic Algorithms in Condition Based Maintenance. In 2010 NDIA Ground Vehicle Systems Engineering and Technology Symposium, August 2010. </text:span></text:p>
        </text:list-item>
        <text:list-item>
          <text:p text:style-name="P9"><text:span text:style-name="T7">Wikipedia link? (</text:span><text:a xlink:type="simple" xlink:href="http://en.wikipedia.org/wiki/Prognostics"><text:span text:style-name="T7">http://en.wikipedia.org/wiki/Prognostics</text:span></text:a><text:span text:style-name="T7">) ewwww.</text:span><text:span text:style-name="T7"><office:annotation><dc:creator>Andrew Dunn</dc:creator><dc:date>2010-08-24T22:37:44</dc:date><text:p text:style-name="P15"><text:span text:style-name="T16">This is likely not a good idea.... Can't find any text with this in there.</text:span></text:p></office:annot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ller" svg:font-family="Aller"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w Dunn</meta:initial-creator>
    <meta:creation-date>2010-08-24T10:03:05</meta:creation-date>
    <dc:date>2010-08-24T22:47:20</dc:date>
    <dc:creator>Andrew Dunn</dc:creator>
    <meta:editing-duration>PT07H40M37S</meta:editing-duration>
    <meta:editing-cycles>9</meta:editing-cycles>
    <meta:generator>OpenOffice.org/3.2$Linux OpenOffice.org_project/320m12$Build-9483</meta:generator>
    <meta:document-statistic meta:table-count="2" meta:image-count="0" meta:object-count="0" meta:page-count="2" meta:paragraph-count="46" meta:word-count="759" meta:character-count="5606"/>
  </office:meta>
</office:document-meta>
</file>